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43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7_1YR_B1000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Grandchildren under 6 years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Grandchildren under 6 years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Grandchildren 6 to 11 year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Grandchildren 6 to 11 years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Grandchildren 12 to 17 years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Grandchildren 12 to 17 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/6.0.7.3$Linux_X86_64 LibreOffice_project/00m0$Build-3</meta:generator>
  </office:meta>
</office:document-meta>
</file>